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>
        <style:tab-stops>
          <style:tab-stop style:position="1.772in"/>
          <style:tab-stop style:position="1.9689in"/>
        </style:tab-stops>
      </style:paragraph-properties>
    </style:style>
    <style:style style:name="P3" style:family="paragraph" style:parent-style-name="Standard">
      <style:paragraph-properties fo:margin-top="0in" fo:margin-bottom="0.0835in" loext:contextual-spacing="false" fo:line-height="100%">
        <style:tab-stops>
          <style:tab-stop style:position="1.772in"/>
          <style:tab-stop style:position="1.9689in"/>
        </style:tab-stops>
      </style:paragraph-properties>
    </style:style>
    <style:style style:name="P4" style:family="paragraph" style:parent-style-name="Standard">
      <style:paragraph-properties fo:margin-left="3.9374in" fo:margin-right="0in" fo:margin-top="0in" fo:margin-bottom="0.139in" loext:contextual-spacing="false" fo:text-indent="0in" style:auto-text-indent="false">
        <style:tab-stops>
          <style:tab-stop style:position="1.772in"/>
          <style:tab-stop style:position="1.9689in"/>
        </style:tab-stops>
      </style:paragraph-properties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12pt" fo:language="en" fo:country="US" style:font-size-asian="12pt" style:font-name-complex="Arial1" style:font-size-complex="12pt"/>
    </style:style>
    <style:style style:name="T4" style:family="text">
      <style:text-properties fo:color="#00000a" style:font-name="Arial" fo:font-size="11pt" fo:language="en" fo:country="US" fo:font-style="normal" fo:font-weight="normal" style:font-size-asian="11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000a" style:font-name="Arial" fo:font-size="11pt" fo:language="en" fo:country="US" fo:font-style="normal" fo:font-weight="normal" officeooo:rsid="00160e3a" style:font-size-asian="11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color="#00000a" style:font-name="Arial" fo:font-size="11pt" fo:language="en" fo:country="US" fo:font-style="normal" fo:font-weight="normal" officeooo:rsid="00181c6e" style:font-size-asian="11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00000a" style:font-name="Arial" fo:font-size="12pt" fo:language="en" fo:country="US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URAT KETERANGAN BEBAS PUSTAKA</text:span></text:p>
      <text:p text:style-name="P1"><text:span text:style-name="T2">Saya yang bertanda tangan di bawah ini menerangkan bahwa :</text:span></text:p>
      <text:p text:style-name="P3"><text:span text:style-name="T2">Nama<text:tab/>:<text:tab/></text:span><text:span text:style-name="T4">[b.nama;</text:span><text:span text:style-name="T6">block=tbs:section</text:span><text:span text:style-name="T4">]</text:span></text:p>
      <text:p text:style-name="P3"><text:bookmark text:name="_GoBack"/><text:span text:style-name="T2">No. Identitas<text:tab/>:<text:tab/></text:span><text:span text:style-name="T4">[b.identity],[b.identityno]</text:span></text:p>
      <text:p text:style-name="P3"><text:span text:style-name="T2">Fakultas<text:tab/>:<text:tab/></text:span><text:span text:style-name="T4">[b.fakultas]</text:span></text:p>
      <text:p text:style-name="P3"><text:span text:style-name="T2">Alamat<text:tab/>:<text:tab/></text:span><text:span text:style-name="T4">[b.address]</text:span><text:span text:style-name="T2"> </text:span><text:span text:style-name="T4">[b.propkab]</text:span></text:p>
      <text:p text:style-name="P2"><text:span text:style-name="T2">Telah terbebas dari tunggakan peminjaman koleksi di dan telah melunasi pembayaran sumbangan alumni untuk perpustakaan sebesar </text:span></text:p>
      <text:p text:style-name="P2"><text:span text:style-name="T2">Demikian surat keterangan ini dibuat untuk dipergunakan sebagaimana mestinya.</text:span></text:p>
      <text:p text:style-name="P4"><text:span text:style-name="T3"><text:tab/><text:tab/><text:tab/>( </text:span><text:span text:style-name="T4">[b.now]</text:span><text:span text:style-name="T7">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d" fo:country="ID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5.5in" style:num-format="1" style:print-orientation="landscape" fo:margin-top="1in" fo:margin-bottom="1in" fo:margin-left="1in" fo:margin-right="1in" style:writing-mode="lr-tb" style:layout-grid-color="#c0c0c0" style:layout-grid-lines="1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4:19:00</meta:creation-date>
    <meta:initial-creator>aristnt</meta:initial-creator>
    <dc:language>en-US</dc:language>
    <dc:creator>finasmart </dc:creator>
    <meta:print-date>2016-01-07T04:39:00</meta:print-date>
    <dc:date>2016-04-05T20:24:37.278174414</dc:date>
    <meta:editing-cycles>18</meta:editing-cycles>
    <meta:editing-duration>PT47S</meta:editing-duration>
    <meta:generator>LibreOffice/4.4.3.2$Linux_X86_64 LibreOffice_project/40m0$Build-2</meta:generator>
    <meta:document-statistic meta:table-count="0" meta:image-count="0" meta:object-count="0" meta:page-count="1" meta:paragraph-count="9" meta:word-count="56" meta:character-count="436" meta:non-whitespace-character-count="3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